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tchedItemOperations.findApplicableNodeDefinition( Name name , Name nodeTypeName , NodeState parent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tchedItemOperations.checkAddNode( NodeState parentState , Name nodeName , Name nodeTypeName , int option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BatchedItemOperations.move( Path srcPath , Path destPath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BatchedItemOperations.createPropertyState( NodeState parent , Name propName , int type , PropDef def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BatchedItemOperations.getNodeState( Path nod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tchedItemOperations.getNodeState( Node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tchedItemOperations.copy( Path srcPath , Path destPath , int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tchedItemOperations.verifyUnlocked( Path nod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tchedItemOperations.findApplicablePropertyDefinition( Name name , int type , boolean multiValued , NodeState parent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tchedItemOperations.createPropertyState( NodeState parent , Name propName , int type , int numValu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atchedItemOperations.clone( NodeState srcState , NodeState destParentState , Name dest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BatchedItemOperations.verifyCanRead( Path node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tchedItemOperations.removeNodeState( NodeState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atchedItemOperations.copyPropertyState( PropertyState srcState , NodeId parentId , Name prop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atchedItemOperations.recursiveRemoveNodeState( NodeState targetStat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BatchedItemOperations.copy( Path srcPath , ItemStateManager srcStateMgr , HierarchyManager srcHierMgr , AccessManager srcAccessMgr , Path destPath , int flag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BatchedItemOperations.ed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tchedItemOperations.verifyCheckedOut( Path node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BatchedItemOperations.checkRemoveNode( NodeState targetState , NodeId parentId , int options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BatchedItemOperations.destroy( Item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tchedItemOperations.verifyNotProtected( Path node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tchedItemOperations.checkRemoveNode( NodeState targetState , int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tchedItemOperations.getPropertyState( Property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tchedItemOperations.clone( Path srcPath , Path dest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atchedItemOperations.verifyCanWrite( Path node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atchedItemOperations.copyNodeState( NodeState srcState , Path srcPath , ItemStateManager srcStateMgr , AccessManager srcAccessMgr , NodeId destParentId , int flag , ReferenceChangeTracker refTracker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44">
            <text:p text:style-name="Table_20_Contents">144</text:p>
          </table:table-cell>
        </table:table-row>
        <table:table-row>
          <table:table-cell office:value-type="string">
            <text:p text:style-name="Table_20_Contents">BatchedItemOperations.removeNode( Path node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atchedItemOperations.upd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tchedItemOperations.isShareable( NodeState 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atchedItemOperations.checkInEditM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tchedItemOperations.canc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tchedItemOperations.getItemState( Item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tchedItemOperations.createNodeState( NodeState parent , Name nodeName , Name nodeTypeName , Name [ ] mixinNames , Node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tchedItemOperations.findApplicablePropertyDefinition( Name name , int type , NodeState parent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tchedItemOperations.store( Item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tchedItemOperations.BatchedItemOperations( UpdatableItemStateManager stateMgr , NodeTypeRegistry ntReg , LockManager lockMgr , SessionImpl session , HierarchyManager hierMg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tchedItemOperations.createNodeState( NodeState parent , Name nodeName , Name nodeTypeName , Name [ ] mixinNames , NodeId id , NodeDef def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BatchedItemOperations.getNodeState( ItemStateManager srcStateMgr , HierarchyManager srcHierMgr , Path node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atchedItemOperations.computeSystemGeneratedPropertyValues( NodeState parent , PropDef def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BatchedItemOperations.getItemState( ItemStateManager srcStateMgr , ItemId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